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A4000009229DDE3E42.jpg"/>
  <manifest:file-entry manifest:media-type="image/jpeg" manifest:full-path="Pictures/10000000000006A400000922D0F61B8C.jpg"/>
  <manifest:file-entry manifest:media-type="image/jpeg" manifest:full-path="Pictures/10000000000006A400000922C95C571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horizontal 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 vertic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23.38cm" draw:z-index="0"><draw:image xlink:href="Pictures/10000000000006A4000009229DDE3E42.jpg" xlink:type="simple" xlink:show="embed" xlink:actuate="onLoad"/></draw:frame></text:p>
      <text:p text:style-name="P1"><draw:frame draw:style-name="fr2" draw:name="Grafik2" text:anchor-type="paragraph" svg:x="-0.026cm" svg:y="0.086cm" svg:width="17cm" svg:height="23.38cm" draw:z-index="1"><draw:image xlink:href="Pictures/10000000000006A400000922C95C571B.jpg" xlink:type="simple" xlink:show="embed" xlink:actuate="onLoad"/></draw:frame></text:p>
      <text:p text:style-name="P1"><draw:frame draw:style-name="fr1" draw:name="Grafik3" text:anchor-type="paragraph" svg:width="17cm" svg:height="23.38cm" draw:z-index="2"><draw:image xlink:href="Pictures/10000000000006A400000922D0F61B8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</meta:initial-creator>
    <meta:creation-date>2017-11-08T18:44:22.24</meta:creation-date>
    <meta:document-statistic meta:table-count="0" meta:image-count="3" meta:object-count="0" meta:page-count="3" meta:paragraph-count="0" meta:word-count="0" meta:character-count="0"/>
    <dc:date>2017-11-08T18:48:15.28</dc:date>
    <dc:creator>a </dc:creator>
    <meta:editing-duration>PT3M55S</meta:editing-duration>
    <meta:editing-cycles>1</meta:editing-cycles>
    <meta:generator>OpenOffice/4.1.3$Win32 OpenOffice.org_project/413m1$Build-9783</meta:generator>
  </office:meta>
</office:document-meta>
</file>